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32778" officeooo:paragraph-rsid="0003277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09884" officeooo:paragraph-rsid="0000988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09884" officeooo:paragraph-rsid="00011e5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09884" officeooo:paragraph-rsid="003f2cd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0547f" officeooo:paragraph-rsid="0010547f" style:font-size-asian="14pt" style:font-weight-asian="bold" style:font-size-complex="14pt" style:font-weight-complex="bold"/>
    </style:style>
    <style:style style:name="P6" style:family="paragraph">
      <style:paragraph-properties fo:text-align="center"/>
    </style:style>
    <style:style style:name="T1" style:family="text">
      <style:text-properties officeooo:rsid="00011e50"/>
    </style:style>
    <style:style style:name="T2" style:family="text">
      <style:text-properties officeooo:rsid="00013160"/>
    </style:style>
    <style:style style:name="T3" style:family="text">
      <style:text-properties officeooo:rsid="00013dac"/>
    </style:style>
    <style:style style:name="T4" style:family="text">
      <style:text-properties officeooo:rsid="0001f433"/>
    </style:style>
    <style:style style:name="T5" style:family="text">
      <style:text-properties officeooo:rsid="000b6dd7"/>
    </style:style>
    <style:style style:name="T6" style:family="text">
      <style:text-properties officeooo:rsid="000d458d"/>
    </style:style>
    <style:style style:name="T7" style:family="text">
      <style:text-properties officeooo:rsid="0024b30a"/>
    </style:style>
    <style:style style:name="T8" style:family="text">
      <style:text-properties officeooo:rsid="0026643c"/>
    </style:style>
    <style:style style:name="T9" style:family="text">
      <style:text-properties officeooo:rsid="00275354"/>
    </style:style>
    <style:style style:name="T10" style:family="text">
      <style:text-properties officeooo:rsid="0027da4f"/>
    </style:style>
    <style:style style:name="T11" style:family="text">
      <style:text-properties officeooo:rsid="00297589"/>
    </style:style>
    <style:style style:name="T12" style:family="text">
      <style:text-properties officeooo:rsid="002aebbc"/>
    </style:style>
    <style:style style:name="T13" style:family="text">
      <style:text-properties officeooo:rsid="002d4df2"/>
    </style:style>
    <style:style style:name="T14" style:family="text">
      <style:text-properties officeooo:rsid="002f4c4b"/>
    </style:style>
    <style:style style:name="T15" style:family="text">
      <style:text-properties officeooo:rsid="002f6347"/>
    </style:style>
    <style:style style:name="T16" style:family="text">
      <style:text-properties officeooo:rsid="00304a1e"/>
    </style:style>
    <style:style style:name="T17" style:family="text">
      <style:text-properties officeooo:rsid="00311acc"/>
    </style:style>
    <style:style style:name="T18" style:family="text">
      <style:text-properties officeooo:rsid="0031982e"/>
    </style:style>
    <style:style style:name="T19" style:family="text">
      <style:text-properties officeooo:rsid="00328f61"/>
    </style:style>
    <style:style style:name="T20" style:family="text">
      <style:text-properties officeooo:rsid="00342fd4"/>
    </style:style>
    <style:style style:name="T21" style:family="text">
      <style:text-properties officeooo:rsid="00346b27"/>
    </style:style>
    <style:style style:name="T22" style:family="text">
      <style:text-properties officeooo:rsid="0034bdef"/>
    </style:style>
    <style:style style:name="T23" style:family="text">
      <style:text-properties officeooo:rsid="00354806"/>
    </style:style>
    <style:style style:name="T24" style:family="text">
      <style:text-properties officeooo:rsid="0036dac4"/>
    </style:style>
    <style:style style:name="T25" style:family="text">
      <style:text-properties officeooo:rsid="00370dca"/>
    </style:style>
    <style:style style:name="T26" style:family="text">
      <style:text-properties officeooo:rsid="0037c3a5"/>
    </style:style>
    <style:style style:name="T27" style:family="text">
      <style:text-properties officeooo:rsid="0038fe87"/>
    </style:style>
    <style:style style:name="T28" style:family="text">
      <style:text-properties officeooo:rsid="00390d96"/>
    </style:style>
    <style:style style:name="T29" style:family="text">
      <style:text-properties officeooo:rsid="0039b8f2"/>
    </style:style>
    <style:style style:name="T30" style:family="text">
      <style:text-properties officeooo:rsid="003a3df9"/>
    </style:style>
    <style:style style:name="T31" style:family="text">
      <style:text-properties officeooo:rsid="003ae9c0"/>
    </style:style>
    <style:style style:name="T32" style:family="text">
      <style:text-properties officeooo:rsid="003c1b4e"/>
    </style:style>
    <style:style style:name="T33" style:family="text">
      <style:text-properties officeooo:rsid="003da0d9"/>
    </style:style>
    <style:style style:name="T34" style:family="text">
      <style:text-properties officeooo:rsid="0040a5f2"/>
    </style:style>
    <style:style style:name="T35" style:family="text">
      <style:text-properties officeooo:rsid="00417be0"/>
    </style:style>
    <style:style style:name="T36" style:family="text">
      <style:text-properties officeooo:rsid="00432b6b"/>
    </style:style>
    <style:style style:name="T37" style:family="text">
      <style:text-properties officeooo:rsid="00446a06"/>
    </style:style>
    <style:style style:name="T38" style:family="text">
      <style:text-properties officeooo:rsid="00447ad5"/>
    </style:style>
    <style:style style:name="T39" style:family="text">
      <style:text-properties officeooo:rsid="0044f3ac"/>
    </style:style>
    <style:style style:name="T40" style:family="text">
      <style:text-properties officeooo:rsid="00453a8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EMBASSY NEUTRACEUTICALS PRICE LIST</text:p>
      <text:p text:style-name="P1"/>
      <text:p text:style-name="P5">PRODUCTS<text:tab/><text:tab/><text:tab/><text:tab/>BOX<text:tab/><text:tab/><text:tab/>UNIT<text:tab/><text:tab/><text:tab/>BOX</text:p>
      <text:p text:style-name="P2"><draw:line text:anchor-type="paragraph" draw:z-index="1" draw:name="Vertical line 1" draw:style-name="gr1" draw:text-style-name="P6" svg:x1="10.849cm" svg:y1="0.407cm" svg:x2="10.849cm" svg:y2="15.031cm"><text:p/></draw:line><draw:line text:anchor-type="paragraph" draw:z-index="2" draw:name="Vertical line 2" draw:style-name="gr1" draw:text-style-name="P6" svg:x1="7.183cm" svg:y1="0.407cm" svg:x2="7.183cm" svg:y2="15.031cm"><text:p/></draw:line><draw:line text:anchor-type="paragraph" draw:z-index="3" draw:name="Vertical line 3" draw:style-name="gr1" draw:text-style-name="P6" svg:x1="14.183cm" svg:y1="0.407cm" svg:x2="14.183cm" svg:y2="15.031cm"><text:p/></draw:line></text:p>
      <text:p text:style-name="P2">BP <text:span text:style-name="T1">SOFTGEL </text:span>CAP<text:tab/><text:tab/><text:tab/><text:span text:style-name="T1">30 * 5<text:tab/><text:tab/><text:tab/></text:span><text:span text:style-name="T5">#9,</text:span><text:span text:style-name="T35">4</text:span><text:span text:style-name="T8">8</text:span><text:span text:style-name="T26">5</text:span><text:span text:style-name="T1"><text:tab/><text:tab/>#4</text:span><text:span text:style-name="T34">7</text:span><text:span text:style-name="T1">,</text:span><text:span text:style-name="T14">4</text:span><text:span text:style-name="T8">2</text:span><text:span text:style-name="T1">0</text:span></text:p>
      <text:p text:style-name="P2"><draw:line text:anchor-type="paragraph" draw:z-index="0" draw:name="Line 8" draw:style-name="gr1" draw:text-style-name="P6" svg:x1="-0.235cm" svg:y1="0.379cm" svg:x2="17.042cm" svg:y2="0.405cm"><text:p/></draw:line><draw:line text:anchor-type="paragraph" draw:z-index="4" draw:name="Line 1" draw:style-name="gr1" draw:text-style-name="P6" svg:x1="-0.235cm" svg:y1="1.379cm" svg:x2="17.042cm" svg:y2="1.405cm"><text:p/></draw:line><draw:line text:anchor-type="paragraph" draw:z-index="16" draw:name="Line 14" draw:style-name="gr1" draw:text-style-name="P6" svg:x1="-0.235cm" svg:y1="-0.954cm" svg:x2="17.042cm" svg:y2="-0.928cm"><text:p/></draw:line></text:p>
      <text:p text:style-name="P2">CARDIOCAP<text:tab/><text:tab/><text:tab/><text:tab/>30 * <text:span text:style-name="T2">5</text:span><text:tab/><text:tab/><text:tab/><text:span text:style-name="T5">#</text:span><text:span text:style-name="T36">7,0</text:span><text:span text:style-name="T7">6</text:span><text:span text:style-name="T5">0<text:tab/></text:span><text:tab/>#3<text:span text:style-name="T34">5</text:span>,<text:span text:style-name="T13">3</text:span>00</text:p>
      <text:p text:style-name="P2"><draw:line text:anchor-type="paragraph" draw:z-index="5" draw:name="Line 2" draw:style-name="gr1" draw:text-style-name="P6" svg:x1="-0.235cm" svg:y1="1.379cm" svg:x2="17.042cm" svg:y2="1.405cm"><text:p/></draw:line></text:p>
      <text:p text:style-name="P3">CO Q10 <text:span text:style-name="T1">SOFTGEL </text:span>CAP<text:tab/><text:tab/><text:span text:style-name="T1">30 * 5<text:tab/><text:tab/><text:tab/></text:span><text:span text:style-name="T5">#10,</text:span><text:span text:style-name="T37">7</text:span><text:span text:style-name="T26">00</text:span><text:span text:style-name="T1"><text:tab/><text:tab/>#</text:span><text:span text:style-name="T3">5</text:span><text:span text:style-name="T34">3</text:span><text:span text:style-name="T1">,</text:span><text:span text:style-name="T13">4</text:span><text:span text:style-name="T8">8</text:span><text:span text:style-name="T1">0</text:span></text:p>
      <text:p text:style-name="P3"><draw:line text:anchor-type="paragraph" draw:z-index="6" draw:name="Line 3" draw:style-name="gr1" draw:text-style-name="P6" svg:x1="-0.235cm" svg:y1="1.379cm" svg:x2="17.042cm" svg:y2="1.405cm"><text:p/></draw:line></text:p>
      <text:p text:style-name="P2">CO Q10 FORTE<text:tab/><text:tab/><text:tab/><text:tab/>30 * 5<text:tab/><text:tab/><text:tab/><text:span text:style-name="T5">#11,</text:span><text:span text:style-name="T20">9</text:span><text:span text:style-name="T38">10</text:span><text:span text:style-name="T5"><text:tab/></text:span><text:tab/>#5<text:span text:style-name="T14">9</text:span>,<text:span text:style-name="T14">5</text:span><text:span text:style-name="T8">4</text:span>0</text:p>
      <text:p text:style-name="P2"><draw:line text:anchor-type="paragraph" draw:z-index="7" draw:name="Line 4" draw:style-name="gr1" draw:text-style-name="P6" svg:x1="-0.235cm" svg:y1="1.379cm" svg:x2="17.042cm" svg:y2="1.405cm"><text:p/></draw:line></text:p>
      <text:p text:style-name="P4">EYEMAX FORTE <text:span text:style-name="T14">CARD</text:span><text:tab/><text:tab/>30 * 5<text:tab/><text:tab/><text:tab/><text:span text:style-name="T5">#</text:span><text:span text:style-name="T39">10,0</text:span><text:span text:style-name="T9">9</text:span><text:span text:style-name="T6">0<text:tab/></text:span><text:tab/>#<text:span text:style-name="T34">50</text:span>,<text:span text:style-name="T13">4</text:span><text:span text:style-name="T9">5</text:span>0</text:p>
      <text:p text:style-name="P2"><draw:line text:anchor-type="paragraph" draw:z-index="8" draw:name="Line 5" draw:style-name="gr1" draw:text-style-name="P6" svg:x1="-0.235cm" svg:y1="1.379cm" svg:x2="17.042cm" svg:y2="1.405cm"><text:p/></draw:line></text:p>
      <text:p text:style-name="P4">EYEMAX SOFTGEL BLISTER <text:tab/>60 * 5<text:tab/><text:tab/><text:tab/><text:span text:style-name="T5">#</text:span><text:span text:style-name="T22">8,27</text:span><text:span text:style-name="T28">5</text:span><text:span text:style-name="T5"><text:tab/></text:span><text:tab/>#<text:span text:style-name="T21">41</text:span>,<text:span text:style-name="T14">36</text:span>0</text:p>
      <text:p text:style-name="P2"><draw:line text:anchor-type="paragraph" draw:z-index="9" draw:name="Line 6" draw:style-name="gr1" draw:text-style-name="P6" svg:x1="-0.235cm" svg:y1="1.379cm" svg:x2="17.042cm" svg:y2="1.405cm"><text:p/></draw:line></text:p>
      <text:p text:style-name="P2">EYEMAX FORTE JAR<text:tab/><text:tab/>60 * 5<text:tab/><text:tab/><text:tab/><text:span text:style-name="T6">#1</text:span><text:span text:style-name="T23">1,3</text:span><text:span text:style-name="T40">0</text:span><text:span text:style-name="T29">5</text:span><text:tab/><text:tab/>#5<text:span text:style-name="T15">6</text:span>,<text:span text:style-name="T15">5</text:span><text:span text:style-name="T34">1</text:span>0</text:p>
      <text:p text:style-name="P2"><draw:line text:anchor-type="paragraph" draw:z-index="10" draw:name="Line 7" draw:style-name="gr1" draw:text-style-name="P6" svg:x1="-0.235cm" svg:y1="1.379cm" svg:x2="17.042cm" svg:y2="1.405cm"><text:p/></draw:line></text:p>
      <text:p text:style-name="P2">FIBRONIL<text:tab/><text:tab/><text:tab/><text:tab/><text:tab/>30 * 5<text:tab/><text:tab/><text:tab/><text:span text:style-name="T6">#9,</text:span><text:span text:style-name="T24">4</text:span><text:span text:style-name="T10">8</text:span><text:span text:style-name="T30">5</text:span><text:span text:style-name="T6"><text:tab/><text:tab/></text:span>#4<text:span text:style-name="T16">7,4</text:span><text:span text:style-name="T10">2</text:span>0</text:p>
      <text:p text:style-name="P2"><draw:line text:anchor-type="paragraph" draw:z-index="11" draw:name="Line 9" draw:style-name="gr1" draw:text-style-name="P6" svg:x1="-0.235cm" svg:y1="1.379cm" svg:x2="17.042cm" svg:y2="1.405cm"><text:p/></draw:line></text:p>
      <text:p text:style-name="P2">FRATONEBETIC<text:tab/><text:tab/><text:tab/><text:span text:style-name="T3">30 * 5<text:tab/><text:tab/><text:tab/></text:span><text:span text:style-name="T6">#</text:span><text:span text:style-name="T11">7,0</text:span><text:span text:style-name="T24">7</text:span><text:span text:style-name="T11">0</text:span><text:span text:style-name="T6"><text:tab/><text:tab/></text:span><text:span text:style-name="T3">#3</text:span><text:span text:style-name="T17">5</text:span><text:span text:style-name="T3">,</text:span><text:span text:style-name="T17">3</text:span><text:span text:style-name="T11">5</text:span><text:span text:style-name="T3">0</text:span></text:p>
      <text:p text:style-name="P2"><draw:line text:anchor-type="paragraph" draw:z-index="12" draw:name="Line 10" draw:style-name="gr1" draw:text-style-name="P6" svg:x1="-0.235cm" svg:y1="1.379cm" svg:x2="17.042cm" svg:y2="1.405cm"><text:p/></draw:line></text:p>
      <text:p text:style-name="P2">LIPIDMAX <text:span text:style-name="T1">SOFTGEL CAP</text:span><text:tab/><text:tab/><text:span text:style-name="T3">3 *12</text:span><text:span text:style-name="T1"> * 5<text:tab/><text:tab/></text:span><text:span text:style-name="T6">#</text:span><text:span text:style-name="T25">8,27</text:span><text:span text:style-name="T31">5</text:span><text:span text:style-name="T6"><text:tab/><text:tab/></text:span><text:span text:style-name="T1">#</text:span><text:span text:style-name="T17">41</text:span><text:span text:style-name="T1">,</text:span><text:span text:style-name="T17">36</text:span><text:span text:style-name="T1">0</text:span></text:p>
      <text:p text:style-name="P2"><draw:line text:anchor-type="paragraph" draw:z-index="13" draw:name="Line 11" draw:style-name="gr1" draw:text-style-name="P6" svg:x1="-0.235cm" svg:y1="1.379cm" svg:x2="17.042cm" svg:y2="1.405cm"><text:p/></draw:line></text:p>
      <text:p text:style-name="P2">NERVERON CAP<text:tab/><text:tab/><text:tab/>30 * 5<text:tab/><text:tab/><text:tab/><text:span text:style-name="T6">#8,</text:span><text:span text:style-name="T12">8</text:span><text:span text:style-name="T32">80</text:span><text:span text:style-name="T6"><text:tab/><text:tab/></text:span>#<text:span text:style-name="T3">4</text:span><text:span text:style-name="T12">4</text:span><text:span text:style-name="T3">,</text:span><text:span text:style-name="T12">39</text:span>0</text:p>
      <text:p text:style-name="P2"><draw:line text:anchor-type="paragraph" draw:z-index="14" draw:name="Line 12" draw:style-name="gr1" draw:text-style-name="P6" svg:x1="-0.235cm" svg:y1="1.379cm" svg:x2="17.042cm" svg:y2="1.405cm"><text:p/></draw:line></text:p>
      <text:p text:style-name="P2">PROSTAX-N<text:tab/><text:tab/><text:tab/><text:tab/><text:span text:style-name="T4">36 * 5<text:tab/><text:tab/><text:tab/></text:span><text:span text:style-name="T6">#9,</text:span><text:span text:style-name="T25">48</text:span><text:span text:style-name="T33">5</text:span><text:span text:style-name="T6"><text:tab/><text:tab/></text:span><text:span text:style-name="T4">#4</text:span><text:span text:style-name="T17">7</text:span><text:span text:style-name="T4">,</text:span><text:span text:style-name="T17">42</text:span><text:span text:style-name="T4">0</text:span></text:p>
      <text:p text:style-name="P2"><draw:line text:anchor-type="paragraph" draw:z-index="15" draw:name="Line 13" draw:style-name="gr1" draw:text-style-name="P6" svg:x1="-0.235cm" svg:y1="1.379cm" svg:x2="17.042cm" svg:y2="1.405cm"><text:p/></draw:line></text:p>
      <text:p text:style-name="P2">RENOAID<text:tab/><text:tab/><text:tab/><text:tab/><text:tab/><text:span text:style-name="T2">30 </text:span>* <text:span text:style-name="T2">12</text:span><text:tab/><text:tab/><text:span text:style-name="T6">#4,</text:span><text:span text:style-name="T40">960</text:span><text:span text:style-name="T6"><text:tab/><text:tab/></text:span>#5<text:span text:style-name="T34">9</text:span>,<text:span text:style-name="T12">5</text:span><text:span text:style-name="T17">4</text:span>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07:54:08.491265452</meta:creation-date>
    <dc:date>2025-03-28T03:36:56.271276882</dc:date>
    <meta:editing-duration>PT2H13M29S</meta:editing-duration>
    <meta:editing-cycles>71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03" meta:character-count="597" meta:non-whitespace-character-count="437"/>
  </office:meta>
</office:document-meta>
</file>